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office:automatic-styles>
  <office:body>
    <office:text text:use-soft-page-breaks="true">
      <text:p text:style-name="P1"><text:span text:style-name="T2">Interest Expense</text:span>: Definition, Example, and Calculation</text:p>
      <text:p text:style-name="Title">To<text:s/><text:span text:style-name="T3">increase an interest expense</text:span><text:s/>account, you need to debit the account. Accounting Coach explains this in detail. Since interest expense is a debit account, increasing it means adding to the debit side. This is because expenses are debited in accounting, and a debit increases the balance of the expense account.<text:s/></text:p>
      <text:p text:style-name="Normal">Here's a more detailed explanation:</text:p>
      <text:p text:style-name="Normal">Why Debits Increase Expenses:</text:p>
      <text:p text:style-name="Normal">Double-entry bookkeeping:</text:p>
      <text:p text:style-name="Normal">In double-entry bookkeeping, every transaction affects at least two accounts, with one account debited and another credited.<text:s/></text:p>
      <text:p text:style-name="Normal">Expense accounts:</text:p>
      <text:p text:style-name="Normal">Expense accounts are typically found on the income statement, where they decrease a company's net income.<text:s/></text:p>
      <text:p text:style-name="Normal">Debit increases expense balance:</text:p>
      <text:p text:style-name="Normal">A debit to an expense account increases its balance, reflecting that the company has incurred more expense.<text:s/></text:p>
      <text:soft-page-break/>
      <text:p text:style-name="Normal">Credit decreases expense balance:</text:p>
      <text:p text:style-name="Normal">Conversely, a credit to an expense account decreases its balance, which could happen if a payment is made or a refund is received related to that expense.<text:s/></text:p>
      <text:p text:style-name="Normal">Example:</text:p>
      <text:p text:style-name="Normal">If a company borrows money and accrues interest, the journal entry would be:<text:s/></text:p>
      <text:p text:style-name="Normal">Debit: Interest Expense (increases the expense).</text:p>
      <text:p text:style-name="Normal">Credit: Interest Payable (increases the liability).</text:p>
      <text:p text:style-name="Normal">This entry records the accrued interest expense and the corresponding liability to pay it. According to Patriot Software, it helps you document the interest on your business loan that is due for payment.</text:p>
      <text:p text:style-name="Normal"/>
      <text:p text:style-name="Normal">2. <text:s/></text:p>
      <text:p text:style-name="Normal">What is the difference between a balance sheet and an<text:s/><text:span text:style-name="T4">income statement</text:span>?</text:p>
      <text:p text:style-name="Normal">The Difference Between a Balance Sheet and an Income ...</text:p>
      <text:p text:style-name="Normal">Owning vs Performing: A balance sheet reports what a company owns at a specific date. An income statement reports how a company performed during a specific period. What's Reported: A balance sheet reports assets, liabilities and equity. An income statement reports revenue and expenses.</text:p>
      <text:p text:style-name="Normal"/>
      <text:p text:style-name="Normal">What 4 things does an<text:s/><text:span text:style-name="T5">income statement</text:span><text:s/>show?</text:p>
      <text:soft-page-break/>
      <text:p text:style-name="Normal">Whether you generate an income statement monthly, quarterly, or annually, this financial report (also called a profit and loss statement) shows you the revenue, expenses, profits, and losses your business experienced during that period.</text:p>
      <text:p text:style-name="Normal"/>
      <text:p text:style-name="Normal">An<text:s/><text:span text:style-name="T6">income statement, also known as a profit and loss (P&amp;L) statement or statement of earnings</text:span>, summarizes a company's revenue, expenses, and profitability over a specific period. It essentially shows how much money a company made and spent, and ultimately, whether it made a profit or incurred a loss.<text:s/></text:p>
      <text:p text:style-name="Normal">Here's a breakdown of what you'll typically find on an income statement:</text:p>
      <text:p text:style-name="P7">Revenue:</text:p>
      <text:p text:style-name="Normal">This is the total amount of money a company brings in from sales of goods or services.<text:s/></text:p>
      <text:p text:style-name="P8">Cost of Goods Sold (COGS):</text:p>
      <text:p text:style-name="Normal">This represents the direct costs associated with producing the goods or services sold, such as raw materials, direct labor, and manufacturing overhead, according to Wikipedia.<text:s/></text:p>
      <text:p text:style-name="P9">Gross Profit:</text:p>
      <text:p text:style-name="Normal">This is calculated by subtracting COGS from revenue, showing the profit before considering other expenses.<text:s/></text:p>
      <text:p text:style-name="P10">Operating Expenses:</text:p>
      <text:p text:style-name="Normal">These are the ongoing costs of running the business, including salaries, rent, utilities, advertising, and marketing expenses.<text:s/></text:p>
      <text:p text:style-name="P11">Operating Income (Loss):</text:p>
      <text:soft-page-break/>
      <text:p text:style-name="Normal">This is calculated by subtracting operating expenses from gross profit, showing the profit or loss from the company's core business activities.<text:s/></text:p>
      <text:p text:style-name="P12">Other Income/Expenses:</text:p>
      <text:p text:style-name="Normal">This section may include non-operating income (like interest earned on investments) and non-operating expenses (like interest paid on loans).<text:s/></text:p>
      <text:p text:style-name="P13">Net Income (Profit) / Net Loss:</text:p>
      <text:p text:style-name="Normal">This is the bottom line of the income statement, calculated by subtracting all expenses and losses from all revenues and gains, showing the company's overall profit or loss for the period.</text:p>
      <text:p text:style-name="Normal"/>
      <text:p text:style-name="Normal">3. <text:s/></text:p>
      <text:p text:style-name="Normal">What do you record in<text:s/><text:span text:style-name="T14">cash flow statement</text:span>?</text:p>
      <text:p text:style-name="Normal">Cash Flow Statement: What It Is and How to Read One</text:p>
      <text:p text:style-name="Normal">A cash flow statement tracks the inflow and outflow of cash, providing insights into a company's financial health and operational efficiency. The CFS measures how well a company manages its cash position, meaning how well the company generates cash to pay its debt obligations and fund its operating expenses.</text:p>
      <text:p text:style-name="Normal"/>
      <text:p text:style-name="Normal">What are the 3 types of cash flow statement?</text:p>
      <text:p text:style-name="Normal">Three Types of Cash Flow Activities</text:p>
      <text:p text:style-name="Normal">Key Takeaway. The three categories of cash flows are operating activities, investing activities, and financing activities. Operating<text:s/><text:soft-page-break/>activities include cash activities related to net income. Investing activities include cash activities related to noncurrent assets.</text:p>
      <text:p text:style-name="Normal"/>
      <text:p text:style-name="Normal">How to calculate cash flow?</text:p>
      <text:p text:style-name="Normal">Average your actual expenses over a three month period to come up with a reliable monthly estimate for your total expenses. Subtract your monthly expense figure from your monthly net income to determine your leftover cash supply.</text:p>
      <text:p text:style-name="Normal"/>
      <text:p text:style-name="Normal">o have a healthy free cash flow, you want to have enough free cash on hand to be able to pay all of your company's bills and costs for a month, and the more you surpass that number, the better. Some investors and analysts believe that a good free cash flow for a SaaS company is anywhere from about 20% to 25%.</text:p>
      <text:p text:style-name="Normal"/>
      <text:p text:style-name="Normal">4.</text:p>
      <text:p text:style-name="Title">A<text:s/><text:span text:style-name="T15">statement of equity</text:span>, also known as a statement of changes in equity or statement of owner's equity, is a financial statement that shows how a company's equity (the owners' stake in the business) has changed over a specific period, typically a year. It's a supplementary<text:s/><text:soft-page-break/>financial statement to the balance sheet, providing more detail on the changes in equity accounts.<text:s/></text:p>
      <text:p text:style-name="Normal">Key Aspects of a Statement of Equity:</text:p>
      <text:p text:style-name="Normal">Tracks Changes:</text:p>
      <text:p text:style-name="Normal">It summarizes the increases and decreases in equity over time, including factors like profits, losses, dividends, and additional investments.<text:s/></text:p>
      <text:p text:style-name="Normal">Transparency:</text:p>
      <text:p text:style-name="Normal">It provides shareholders and other stakeholders with a clear picture of how a company's equity has evolved.<text:s/></text:p>
      <text:p text:style-name="Normal">Key Components:</text:p>
      <text:p text:style-name="Normal">Typically includes:</text:p>
      <text:p text:style-name="Normal">Opening Balance: The equity at the beginning of the period.<text:s/></text:p>
      <text:p text:style-name="Normal">Additions: Net income (profit), proceeds from selling stock, additional investments by owners.<text:s/></text:p>
      <text:p text:style-name="Normal">Subtractions: Dividends paid, treasury stock purchases, net losses.<text:s/></text:p>
      <text:p text:style-name="Normal">Closing Balance: The equity at the end of the period.<text:s/></text:p>
      <text:p text:style-name="Normal">Importance:</text:p>
      <text:p text:style-name="Normal">Helps investors understand a company's financial performance, stability, and how its equity is affected by various factors.<text:s/></text:p>
      <text:p text:style-name="Normal">In simpler terms: Imagine a business owner starting with $100,000 of their own money. They make $50,000 in profit. They also pay $20,000 in dividends. A statement of equity would show the<text:s/><text:soft-page-break/>changes: $100,000 (beginning) + $50,000 (profit) - $20,000 (dividends) = $130,000 (closing balance).</text:p>
      <text:p text:style-name="Normal"/>
      <text:p text:style-name="Normal">5.</text:p>
      <text:p text:style-name="Normal">What are the 3 parts of a<text:s/><text:span text:style-name="T16">balance sheet</text:span>?</text:p>
      <text:p text:style-name="Normal"><text:span text:style-name="T17">Balance Sheet</text:span>: Meaning, Types, Components &amp; Example - Happay</text:p>
      <text:p text:style-name="Normal">A balance sheet typically includes the following items: assets (current assets and non-current assets), liabilities (current liabilities and non-current liabilities), and equity (common stock and retained earnings).</text:p>
      <text:p text:style-name="Normal"/>
      <text:p text:style-name="Normal">What is the purpose of the<text:s/><text:span text:style-name="T18">balance sheet</text:span>?</text:p>
      <text:p text:style-name="Normal">The purpose of a balance sheet is to reveal the financial status of an organization, meaning what it owns and owes. Here are its other purposes: Determine the company's ability to pay obligations. The information in a balance sheet provides an understanding of the short-term financial status of an organization.</text:p>
      <text:p text:style-name="Normal"/>
      <text:p text:style-name="Normal">What does the<text:s/><text:span text:style-name="T19">balance sheet</text:span><text:s/>include?</text:p>
      <text:p text:style-name="Normal">Financial Statements 101: How to Read and Use Your Balance Sheet</text:p>
      <text:p text:style-name="Normal">Your balance sheet (sometimes called a statement of financial position) provides a snapshot of your practice's financial status at a particular point in time. This financial statement details your assets, liabilities and equity, as of a particular date.</text:p>
      <text:p text:style-name="Normal"/>
      <text:p text:style-name="Normal"/>
      <text:soft-page-break/>
      <text:p text:style-name="Normal">What are some balance sheet items?</text:p>
      <text:p text:style-name="Normal"><text:span text:style-name="T20">Balance Sheet</text:span><text:s/>- Definition &amp; Examples (Assets = Liabilities + ...</text:p>
      <text:p text:style-name="Normal">How<text:s/><text:span text:style-name="T21">the Balance Sheet</text:span><text:s/>is Structured</text:p>
      <text:p text:style-name="Normal">Cash and Equivalents. The most liquid of all assets, cash, appears on the first line of the balance sheet. ...</text:p>
      <text:p text:style-name="Normal">Accounts Receivable. ...</text:p>
      <text:p text:style-name="Normal">Inventory. ...</text:p>
      <text:p text:style-name="Normal">Plant, Property, and Equipment (PP&amp;E) ...</text:p>
      <text:p text:style-name="Normal">Intangible Assets. ...</text:p>
      <text:p text:style-name="Normal">Accounts Payable. ...</text:p>
      <text:p text:style-name="Normal">Current Debt/Notes Payable. ...</text:p>
      <text:p text:style-name="Normal">Current Portion of Long-Term Debt.</text:p>
      <text:p text:style-name="Normal">More</text:p>
      <text:p text:style-name="Normal">Credit:<text:s/><text:a xlink:href="https://corporatefinanceinstitute.com/resources/accounting/balance-sheet/" office:target-frame-name="_top" xlink:show="replace"><text:span text:style-name="Hyperlink">https://corporatefinanceinstitute.com/resources/accounting/balance-sheet/</text:span></text:a></text:p>
      <text:p text:style-name="Normal"/>
      <text:p text:style-name="Normal">6.</text:p>
      <text:p text:style-name="Normal">To<text:s/><text:span text:style-name="T22">calculate gross profit from an income statement</text:span>, you subtract the Cost of Goods Sold (COGS) from the Revenue (also known as Sales or Net Sales). The formula is: Gross Profit = Revenue - COGS.<text:s/></text:p>
      <text:p text:style-name="Normal">Here's a more detailed breakdown:</text:p>
      <text:p text:style-name="Normal">1. Identify Revenue (Sales):</text:p>
      <text:soft-page-break/>
      <text:p text:style-name="Normal">Locate the total revenue or sales figure on the income statement. This represents the total income generated from sales activities.<text:s/></text:p>
      <text:p text:style-name="Normal">2. Locate Cost of Goods Sold (COGS):</text:p>
      <text:p text:style-name="Normal">Find the COGS figure on the income statement. COGS includes all direct costs associated with producing the goods or services sold, such as raw materials, direct labor, and manufacturing overhead.<text:s/></text:p>
      <text:p text:style-name="Normal">3. Calculate Gross Profit:</text:p>
      <text:p text:style-name="Normal">Subtract the COGS from the revenue using the formula: Gross Profit = Revenue - COGS.<text:s/></text:p>
      <text:p text:style-name="Normal">4. Example:</text:p>
      <text:p text:style-name="Normal">If a company has a revenue of $100,000 and a COGS of $60,000, then the gross profit would be $40,000 ($100,000 - $60,000).<text:s/></text:p>
      <text:p text:style-name="Normal">How To Calculate Gross Profit: Formula and Example</text:p>
      <text:p text:style-name="Normal">In summary: The gross profit represents the profit remaining after deducting the direct costs of producing goods or services from the total revenue.</text:p>
      <text:p text:style-name="Normal"/>
      <text:p text:style-name="Normal">8.</text:p>
      <text:p text:style-name="Normal"/>
      <text:p text:style-name="Normal">To<text:s/><text:span text:style-name="T23">calculate total expenses from an income statement</text:span>, you generally subtract the net income (or profit) from the net revenue (or total sales). Alternatively, you can sum all the individual expense categories listed on the income statement.<text:s/></text:p>
      <text:p text:style-name="Normal">Here's a more detailed breakdown:</text:p>
      <text:p text:style-name="Normal">Method 1: Using Net Income and Net Revenue</text:p>
      <text:soft-page-break/>
      <text:p text:style-name="Normal">Identify Net Revenue: This is the total amount of revenue generated by the business during the reporting period, often found at the top of the income statement.</text:p>
      <text:p text:style-name="Normal">Identify Net Income: This is the profit or loss after all expenses have been deducted from revenue, typically found at the bottom of the income statement.</text:p>
      <text:p text:style-name="Normal">Calculate Total Expenses: Subtract the net income from the net revenue:<text:s/></text:p>
      <text:p text:style-name="Normal"/>
      <text:p text:style-name="Normal"><text:s text:c="4"/><text:span text:style-name="T24">Total Expenses = Net Revenue - Net Income</text:span></text:p>
      <text:p text:style-name="Normal"/>
      <text:p text:style-name="Normal">Method 2: Summing Individual Expenses</text:p>
      <text:p text:style-name="Normal">Identify all Expense Categories: The income statement will list various expenses, such as Cost of Goods Sold (COGS), Operating Expenses (SG&amp;A), Interest Expense, and Income Tax Expense.</text:p>
      <text:p text:style-name="Normal">Sum the Individual Expenses: Add up the values for each expense category listed on the income statement.</text:p>
      <text:p text:style-name="Normal">Total Expenses: The sum of all individual expenses will equal the total expenses.<text:s/></text:p>
      <text:p text:style-name="Normal">Example:</text:p>
      <text:p text:style-name="Normal">Let's say: Net Revenue = $100,000 and Net Income = $20,000.<text:s/></text:p>
      <text:p text:style-name="Normal">Then:</text:p>
      <text:p text:style-name="Normal">Total Expenses = $100,000 - $20,000 = $80,000<text:s/></text:p>
      <text:p text:style-name="Normal">Or, if you were to sum the individual expenses, the total would also be $80,000.</text:p>
      <text:p text:style-name="Normal"/>
      <text:p text:style-name="Normal"/>
      <text:p text:style-name="Normal">Does an income statement show expenses?</text:p>
      <text:p text:style-name="P25">Income Statement: How to Read and Use It</text:p>
      <text:p text:style-name="Normal">An income statement is a financial statement that lays out a company's revenue, expenses, gains, and losses during a set accounting period. It provides valuable insights into various aspects of a business, including its overall profitability and earnings per share.</text:p>
      <text:p text:style-name="Normal"/>
      <text:p text:style-name="Normal">9.</text:p>
      <text:p text:style-name="Normal">At the end of an accounting period,<text:s/><text:span text:style-name="T26">revenue and expense accounts</text:span><text:s/>are closed, meaning their balances are<text:s/><text:span text:style-name="T27">set to zero</text:span>. This is done through closing entries, which transfer the balances from these temporary accounts to a permanent account like Retained Earnings. This ensures that the revenues and expenses are properly reported for the specific period and don't carry over into the next period.<text:s/></text:p>
      <text:p text:style-name="Normal">Closing Entries<text:s/>–<text:s/>Financial Accounting</text:p>
      <text:p text:style-name="Normal">Here's a more detailed explanation:</text:p>
      <text:p text:style-name="Normal">Why are revenue and expense accounts closed to zero?</text:p>
      <text:p text:style-name="Normal">Temporary Accounts:</text:p>
      <text:p text:style-name="Normal">Revenue and expense accounts are considered temporary accounts because they accumulate financial activity for a specific period (e.g., a month, quarter, or year).<text:s/></text:p>
      <text:p text:style-name="Normal">Reporting in Defined Periods:</text:p>
      <text:soft-page-break/>
      <text:p text:style-name="Normal">These accounts are used to measure the revenues earned and expenses incurred during that specific period, and their balances are not meant to be carried over to future periods.<text:s/></text:p>
      <text:p text:style-name="Normal">Closing Entries:</text:p>
      <text:p text:style-name="Normal">Closing entries are journal entries made at the end of an accounting period to close out the temporary accounts.<text:s/></text:p>
      <text:p text:style-name="Normal">Transferring to Retained Earnings:</text:p>
      <text:p text:style-name="Normal">The balances in revenue and expense accounts are transferred to the Retained Earnings account (or a similar account).<text:s/></text:p>
      <text:p text:style-name="Normal">Setting to Zero:</text:p>
      <text:p text:style-name="Normal">After this transfer, the revenue and expense accounts are left with zero balances, ready to record the transactions of the next accounting period.<text:s/></text:p>
      <text:p text:style-name="Normal">In essence, closing entries ensure that:</text:p>
      <text:p text:style-name="Normal">Accurate Reporting:</text:p>
      <text:p text:style-name="Normal">The revenues and expenses are properly recorded for the period they occur, preventing misrepresentation of financial performance.<text:s/></text:p>
      <text:p text:style-name="Normal">Proper Periodization:</text:p>
      <text:p text:style-name="Normal">Financial information is presented in a way that reflects the activities of each specific accounting period.<text:s/></text:p>
      <text:p text:style-name="Normal">Preparation for the Next Period:</text:p>
      <text:p text:style-name="Normal">The temporary accounts are reset to zero, allowing for a clean slate for recording the transactions of the next accounting period.</text:p>
      <text:p text:style-name="Normal"/>
      <text:p text:style-name="Normal">10.</text:p>
      <text:p text:style-name="Normal"/>
      <text:p text:style-name="Normal">An<text:s/><text:span text:style-name="T28">unadjusted trial balance</text:span><text:s/>is a list of all accounts and their balances from a company's general ledger at a specific point in time, before any end-of-period adjusting entries are made. It's essentially a "snapshot" of the accounting data before it's refined for financial reporting.<text:s/></text:p>
      <text:p text:style-name="Normal">Here's a more detailed explanation:</text:p>
      <text:p text:style-name="Normal">Purpose:</text:p>
      <text:p text:style-name="Normal">The unadjusted trial balance serves as a starting point for preparing financial statements. It ensures that the total debit balances equal the total credit balances, indicating that the books are balanced.<text:s/></text:p>
      <text:p text:style-name="Normal">Contents:</text:p>
      <text:p text:style-name="Normal">It includes all accounts with non-zero balances, categorized as debit or credit.<text:s/></text:p>
      <text:p text:style-name="Normal">Adjusting Entries:</text:p>
      <text:p text:style-name="Normal">Adjusting entries are then made based on this unadjusted trial balance to reflect accruals, deferrals, depreciation, and other adjustments needed for accurate financial reporting.<text:s/></text:p>
      <text:p text:style-name="Normal">Relationship to Adjusted Trial Balance:</text:p>
      <text:p text:style-name="Normal">The adjusted trial balance, which is prepared after the adjusting entries are made, is what is used to prepare the financial statements.<text:s/></text:p>
      <text:p text:style-name="Normal">In essence, the unadjusted trial balance is a foundational tool in accounting, providing a baseline of data that is then refined through adjusting entries to produce a more accurate representation of a company's financial position.<text:s/></text:p>
      <text:p text:style-name="Normal"/>
      <text:soft-page-break/>
      <text:p text:style-name="Normal">An<text:s/><text:span text:style-name="T29">unadjusted trial balance</text:span><text:s/>is the first draft of a company's ledger. It lists all accounts and their balances before any adjustments are made at the end of a period. This trial balance is essential because it shows whether the total debits equal the total credits, signaling that the books are balanced.</text:p>
      <text:p text:style-name="Normal"/>
      <text:p text:style-name="Normal">11.</text:p>
      <text:p text:style-name="Normal">A<text:s/><text:span text:style-name="T30">Statement of Cash Flows</text:span>, also known as a Cash Flow Statement, is a financial statement that summarizes all cash inflows and outflows of a company over a specific period, typically a quarter or a year. It provides insights into how a company generates and uses cash, offering a different perspective than the Income Statement, which focuses on accrual accounting.<text:s/></text:p>
      <text:p text:style-name="Normal">Key Components and Purpose:</text:p>
      <text:p text:style-name="Normal">Cash Inflows and Outflows:</text:p>
      <text:p text:style-name="Normal">The statement details where cash comes from (inflows) and where it goes (outflows).<text:s/></text:p>
      <text:p text:style-name="Normal">Three Main Sections:</text:p>
      <text:p text:style-name="Normal">Cash flows are typically categorized into three sections:</text:p>
      <text:p text:style-name="Normal">Operating Activities: These relate to the company's core business operations, such as revenue generation and expenses.<text:s/></text:p>
      <text:p text:style-name="Normal">Investing Activities: These involve the purchase and sale of long-term assets, like property, plant, and equipment, and investments.<text:s/></text:p>
      <text:p text:style-name="Normal">Financing Activities: These relate to how the company finances its operations, including debt, equity, and dividends.<text:s/></text:p>
      <text:p text:style-name="Normal">Purpose:</text:p>
      <text:soft-page-break/>
      <text:p text:style-name="Normal">The primary purpose of the statement is to:</text:p>
      <text:p text:style-name="Normal">Provide information about the company's ability to generate cash.<text:s/></text:p>
      <text:p text:style-name="Normal">Help stakeholders assess the company's liquidity and solvency.<text:s/></text:p>
      <text:p text:style-name="Normal">Show how management is using cash to fund operations, investments, and financing.<text:s/></text:p>
      <text:p text:style-name="Normal">Relationship to Other Statements:</text:p>
      <text:p text:style-name="Normal">The statement of cash flows complements the balance sheet and income statement, providing a complete picture of a company's financial performance and position.</text:p>
      <text:p text:style-name="Normal"/>
      <text:p text:style-name="Normal">What are the Steps to Prepare a<text:s/><text:span text:style-name="T31">Cash Flow Statement</text:span>?</text:p>
      <text:p text:style-name="Normal">Step 1: Gather Financial Data. Start by collecting all the financial records you'll need, such as income statements, balance sheets, and cash transaction reports. ...</text:p>
      <text:p text:style-name="Normal">Step 2: Categorize Cash Flows. ...</text:p>
      <text:p text:style-name="Normal">Step 3: Calculate Net Cash Flow. ...</text:p>
      <text:p text:style-name="Normal">Step 4: Review and Verify Accurac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IBM" svg:font-family="IBM" style:font-family-generic="roman" svg:panose-1="0 0 0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IBM"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6pt" style:font-size-asian="16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Calibri"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Calibri"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Calibri"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Calibri"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Calibri"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style:font-size-complex="16pt"/>
    </style:style>
    <style:style style:name="Heading3Char" style:display-name="Heading 3 Char" style:family="text" style:parent-style-name="DefaultParagraphFont">
      <style:text-properties style:font-name="Calibri"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style:font-name-asian="Times New Roman" style:font-name-complex="Times New Roman" fo:color="#2F5496"/>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Calibri" style:font-name-asian="Times New Roman" style:font-name-complex="Times New Roman" fo:color="#595959"/>
    </style:style>
    <style:style style:name="Heading8Char" style:display-name="Heading 8 Char" style:family="text" style:parent-style-name="DefaultParagraphFont">
      <style:text-properties style:font-name="Calibri"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Calibri"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Calibri"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Freiwald</meta:initial-creator>
    <dc:creator>Martin Freiwald</dc:creator>
    <meta:creation-date>2025-04-19T22:26:00Z</meta:creation-date>
    <dc:date>2025-04-19T22:26:00Z</dc:date>
    <meta:template xlink:href="Normal.dotm" xlink:type="simple"/>
    <meta:editing-cycles>2</meta:editing-cycles>
    <meta:editing-duration>PT0S</meta:editing-duration>
    <meta:document-statistic meta:page-count="15" meta:paragraph-count="32" meta:word-count="2393" meta:character-count="16003" meta:row-count="113" meta:non-whitespace-character-count="13642"/>
  </office:meta>
</office:document-meta>
</file>